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732cm" fo:min-width="7.482cm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7cm" fo:min-width="0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778cm" fo:min-width="0.528cm" fo:padding-top="0.177cm" fo:padding-bottom="0.177cm" fo:padding-left="0.302cm" fo:padding-right="0.302cm" fo:wrap-option="wrap"/>
    </style:style>
    <style:style style:name="gr1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8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MathJax_Math"/>
    </style:style>
    <style:style style:name="P5" style:family="paragraph">
      <loext:graphic-properties draw:fill="none" draw:fill-color="#ffffff"/>
      <style:text-properties style:font-name="MathJax_Math"/>
    </style:style>
    <style:style style:name="P6" style:family="paragraph">
      <style:text-properties style:font-name="MathJax_Math" style:text-underline-style="none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MathJax_Math" style:text-underline-style="none"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style:text-position="0% 100%"/>
    </style:style>
    <style:style style:name="P10" style:family="paragraph">
      <loext:graphic-properties draw:fill-color="#ffffff"/>
    </style:style>
    <style:style style:name="T1" style:family="text">
      <style:text-properties style:font-name="MathJax_Math" style:font-name-asian="Liberation Sans1" style:font-name-complex="Liberation Sans1"/>
    </style:style>
    <style:style style:name="T2" style:family="text">
      <style:text-properties style:font-name="MathJax_Math" style:text-underline-style="none"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0% 100%" fo:font-size="15pt" style:font-size-asian="15pt" style:font-size-complex="15pt"/>
    </style:style>
    <style:style style:name="T5" style:family="text">
      <style:text-properties style:text-position="-8% 58%" style:font-name="MathJax_Math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11.4cm" svg:height="11.4cm" svg:x="0.4cm" svg:y="0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6cm" svg:y="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2.301cm" svg:y="1.3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502cm" svg:y="1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1.603cm" svg:y="4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6.1cm" svg:y1="5.752cm" svg:x2="6.1cm" svg:y2="4.814cm">
            <text:p/>
          </draw:line>
          <draw:circle draw:style-name="gr4" draw:text-style-name="P3" draw:layer="layout" svg:width="2.8cm" svg:height="2.8cm" svg:x="1cm" svg:y="0.052cm" draw:kind="arc" draw:start-angle="338.84" draw:end-angle="359.4">
            <text:p/>
          </draw:circle>
          <draw:frame draw:style-name="gr5" draw:text-style-name="P5" draw:layer="layout" svg:width="1.2cm" svg:height="0.848cm" svg:x="3.66cm" svg:y="1.356cm">
            <draw:text-box>
              <text:p text:style-name="P4"><text:span text:style-name="T1">α</text:span></text:p>
            </draw:text-box>
          </draw:frame>
          <draw:frame draw:style-name="gr6" draw:text-style-name="P7" draw:layer="layout" svg:width="0.6cm" svg:height="0.848cm" svg:x="6.1cm" svg:y="4.904cm">
            <draw:text-box>
              <text:p text:style-name="P6"><text:span text:style-name="T2">z</text:span></text:p>
            </draw:text-box>
          </draw:frame>
          <draw:frame draw:style-name="gr6" draw:text-style-name="P7" draw:layer="layout" svg:width="0.6cm" svg:height="0.848cm" svg:x="3.7cm" svg:y="3.704cm">
            <draw:text-box>
              <text:p text:style-name="P6"><text:span text:style-name="T2">f</text:span></text:p>
            </draw:text-box>
          </draw:frame>
          <draw:frame draw:style-name="gr6" draw:text-style-name="P7" draw:layer="layout" svg:width="0.6cm" svg:height="0.848cm" svg:x="6.4cm" svg:y="2.204cm">
            <draw:text-box>
              <text:p text:style-name="P6"><text:span text:style-name="T2">u</text:span></text:p>
            </draw:text-box>
          </draw:frame>
          <draw:frame draw:style-name="gr6" draw:text-style-name="P7" draw:layer="layout" svg:width="0.6cm" svg:height="0.848cm" svg:x="6.217cm" svg:y="0.604cm">
            <draw:text-box>
              <text:p text:style-name="P6"><text:span text:style-name="T2">x</text:span></text:p>
            </draw:text-box>
          </draw:frame>
          <draw:frame draw:style-name="gr7" draw:text-style-name="P8" draw:layer="layout" svg:width="3.381cm" svg:height="0.839cm" svg:x="4.4cm" svg:y="5.852cm">
            <draw:text-box>
              <text:p><text:span text:style-name="T3">P</text:span><text:span text:style-name="T3">S</text:span><text:span text:style-name="T3">U</text:span><text:span text:style-name="T3">P</text:span><text:span text:style-name="T3"> </text:span><text:span text:style-name="T3">o</text:span><text:span text:style-name="T3">r</text:span><text:span text:style-name="T3">i</text:span><text:span text:style-name="T3">g</text:span><text:span text:style-name="T3">i</text:span><text:span text:style-name="T3">n</text:span></text:p>
            </draw:text-box>
          </draw:frame>
          <draw:frame draw:style-name="gr8" draw:text-style-name="P9" draw:layer="layout" svg:width="2.6cm" svg:height="2.015cm" svg:x="0.2cm" svg:y="0.052cm">
            <draw:text-box>
              <text:p><text:span text:style-name="T4">F</text:span><text:span text:style-name="T4">i</text:span><text:span text:style-name="T4">b</text:span><text:span text:style-name="T4">r</text:span><text:span text:style-name="T4">e</text:span><text:span text:style-name="T4"> </text:span><text:span text:style-name="T4">e</text:span><text:span text:style-name="T4">m</text:span><text:span text:style-name="T4">i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/text:p>
            </draw:text-box>
          </draw:frame>
          <draw:frame draw:style-name="gr9" draw:text-style-name="P9" draw:layer="layout" svg:width="3cm" svg:height="1.427cm" svg:x="12cm" svg:y="4.052cm">
            <draw:text-box>
              <text:p><text:span text:style-name="T4">B</text:span><text:span text:style-name="T4">e</text:span><text:span text:style-name="T4">a</text:span><text:span text:style-name="T4">m</text:span><text:span text:style-name="T4">s</text:span><text:span text:style-name="T4">p</text:span><text:span text:style-name="T4">o</text:span><text:span text:style-name="T4">t</text:span><text:span text:style-name="T4"> </text:span><text:span text:style-name="T4">c</text:span><text:span text:style-name="T4">e</text:span><text:span text:style-name="T4">n</text:span><text:span text:style-name="T4">t</text:span><text:span text:style-name="T4">r</text:span><text:span text:style-name="T4">e</text:span></text:p>
            </draw:text-box>
          </draw:frame>
          <draw:frame draw:style-name="gr10" draw:text-style-name="P9" draw:layer="layout" svg:width="1.8cm" svg:height="0.839cm" svg:x="9.6cm" svg:y="0.667cm">
            <draw:text-box>
              <text:p><text:span text:style-name="T4">P</text:span><text:span text:style-name="T4">M</text:span><text:span text:style-name="T4">T</text:span></text:p>
            </draw:text-box>
          </draw:frame>
          <draw:g>
            <draw:custom-shape draw:style-name="gr11" draw:text-style-name="P1" draw:layer="layout" svg:width="1.6cm" svg:height="1.6cm" svg:x="19.8cm" svg:y="4.7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" draw:layer="layout" svg:x1="20cm" svg:y1="4.927cm" svg:x2="21.2cm" svg:y2="6.127cm">
              <text:p/>
            </draw:line>
            <draw:line draw:style-name="gr12" draw:text-style-name="P1" draw:layer="layout" svg:x1="21.2cm" svg:y1="4.927cm" svg:x2="20cm" svg:y2="6.127cm">
              <text:p/>
            </draw:line>
          </draw:g>
          <draw:frame draw:style-name="gr13" draw:text-style-name="P7" draw:layer="layout" svg:width="1.8cm" svg:height="0.996cm" svg:x="20.6cm" svg:y="3.204cm">
            <draw:text-box>
              <text:p text:style-name="P6"><text:span text:style-name="T2">z</text:span><text:span text:style-name="T5">p</text:span><text:span text:style-name="T5">r</text:span><text:span text:style-name="T5">o</text:span><text:span text:style-name="T5">j</text:span></text:p>
            </draw:text-box>
          </draw:frame>
          <draw:line draw:style-name="gr14" draw:text-style-name="P1" draw:layer="layout" svg:x1="20.6cm" svg:y1="4.79cm" svg:x2="20.6cm" svg:y2="2.452cm">
            <text:p/>
          </draw:line>
          <draw:line draw:style-name="gr14" draw:text-style-name="P1" draw:layer="layout" svg:x1="21.362cm" svg:y1="5.833cm" svg:x2="24.762cm" svg:y2="7.433cm">
            <text:p/>
          </draw:line>
          <draw:frame draw:style-name="gr15" draw:text-style-name="P7" draw:layer="layout" svg:width="1.8cm" svg:height="0.948cm" svg:x="22.4cm" svg:y="5.652cm">
            <draw:text-box>
              <text:p text:style-name="P6"><text:span text:style-name="T2">x</text:span><text:span text:style-name="T5">proj</text:span></text:p>
            </draw:text-box>
          </draw:frame>
          <draw:frame draw:style-name="gr6" draw:text-style-name="P7" draw:layer="layout" svg:width="0.6cm" svg:height="0.848cm" svg:x="21.2cm" svg:y="4.604cm">
            <draw:text-box>
              <text:p text:style-name="P6"><text:span text:style-name="T2">u</text:span></text:p>
            </draw:text-box>
          </draw:frame>
          <draw:ellipse draw:style-name="gr16" draw:text-style-name="P3" draw:layer="layout" svg:width="4.375cm" svg:height="4.2cm" svg:x="18.4cm" svg:y="3.452cm" draw:kind="arc" draw:start-angle="88.69" draw:end-angle="336.96">
            <text:p/>
          </draw:ellipse>
          <draw:frame draw:style-name="gr6" draw:text-style-name="P5" draw:layer="layout" svg:width="1cm" svg:height="0.848cm" svg:x="17.4cm" svg:y="5.052cm">
            <draw:text-box>
              <text:p text:style-name="P4"><text:span text:style-name="T1">ϕ</text:span></text:p>
            </draw:text-box>
          </draw:frame>
        </draw:g>
        <draw:line draw:style-name="gr17" draw:text-style-name="P1" draw:layer="layout" svg:x1="6cm" svg:y1="5.652cm" svg:x2="2.501cm" svg:y2="1.553cm">
          <text:p/>
        </draw:line>
        <draw:line draw:style-name="gr18" draw:text-style-name="P1" draw:layer="layout" svg:x1="2.362cm" svg:y1="1.471cm" svg:x2="11.703cm" svg:y2="4.814cm">
          <text:p/>
        </draw:line>
        <draw:line draw:style-name="gr18" draw:text-style-name="P1" draw:layer="layout" svg:x1="2.362cm" svg:y1="1.506cm" svg:x2="9.6cm" svg:y2="1.252cm">
          <text:p/>
        </draw:lin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6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3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1cm" fo:margin-bottom="0cm" fo:text-indent="0cm"/>
      <style:text-properties fo:font-size="20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8cm" fo:margin-bottom="0cm" fo:text-indent="0cm"/>
      <style:text-properties fo:font-size="17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4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cm" fo:page-height="11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139cm" svg:x="1cm" svg:y="4.203cm"/>
      <draw:page-thumbnail draw:layer="backgroundobjects" svg:width="8.999cm" svg:height="4.139cm" svg:x="1cm" svg:y="12.779cm"/>
      <draw:page-thumbnail draw:layer="backgroundobjects" svg:width="8.999cm" svg:height="4.139cm" svg:x="1cm" svg:y="21.355cm"/>
      <draw:page-thumbnail draw:layer="backgroundobjects" svg:width="8.999cm" svg:height="4.139cm" svg:x="11cm" svg:y="4.203cm"/>
      <draw:page-thumbnail draw:layer="backgroundobjects" svg:width="8.999cm" svg:height="4.139cm" svg:x="11cm" svg:y="12.779cm"/>
      <draw:page-thumbnail draw:layer="backgroundobjects" svg:width="8.999cm" svg:height="4.139cm" svg:x="11cm" svg:y="21.355cm"/>
    </style:handout-master>
    <style:master-page style:name="Default" style:page-layout-name="PM1" draw:style-name="Mdp1">
      <draw:frame presentation:style-name="Default-title" draw:layer="backgroundobjects" svg:width="22.499cm" svg:height="1.92cm" svg:x="1.25cm" svg:y="0.458cm" presentation:class="title" presentation:placeholder="true">
        <draw:text-box/>
      </draw:frame>
      <draw:frame presentation:style-name="Default-outline1" draw:layer="backgroundobjects" svg:width="22.499cm" svg:height="6.669cm" svg:x="1.25cm" svg:y="2.69cm" presentation:class="outline" presentation:placeholder="true">
        <draw:text-box/>
      </draw:frame>
      <draw:frame presentation:style-name="Mpr1" draw:text-style-name="MP2" draw:layer="backgroundobjects" svg:width="5.824cm" svg:height="0.792cm" svg:x="1.25cm" svg:y="10.47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924cm" svg:height="0.792cm" svg:x="8.55cm" svg:y="10.47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824cm" svg:height="0.792cm" svg:x="17.925cm" svg:y="10.47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5:14:55.936624401</meta:creation-date>
    <dc:date>2023-09-24T15:59:08.567086258</dc:date>
    <meta:editing-duration>PT44M11S</meta:editing-duration>
    <meta:editing-cycles>4</meta:editing-cycles>
    <meta:generator>LibreOffice/7.4.5.1$Linux_X86_64 LibreOffice_project/40$Build-1</meta:generator>
    <meta:document-statistic meta:object-count="54"/>
  </office:meta>
</office:document-meta>
</file>